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3.5cm" fo:min-width="53.05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3.5cm" fo:min-width="29.75cm"/>
      <style:paragraph-properties style:writing-mode="lr-tb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2.25cm" fo:min-width="3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5.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6.8cm"/>
      <style:paragraph-properties style:writing-mode="lr-tb"/>
    </style:style>
    <style:style style:name="gr6" style:family="graphic" style:parent-style-name="objectwithoutfill">
      <style:graphic-properties draw:marker-end="Arrowheads_20_96" draw:marker-end-width="0.3cm" draw:fill="none" draw:textarea-vertical-align="middle"/>
    </style:style>
    <style:style style:name="gr7" style:family="graphic" style:parent-style-name="objectwithoutfill">
      <style:graphic-properties draw:marker-end="Arrowheads_20_97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806cm"/>
      <style:paragraph-properties style:writing-mode="lr-tb"/>
    </style:style>
    <style:style style:name="gr9" style:family="graphic" style:parent-style-name="objectwithoutfill">
      <style:graphic-properties draw:marker-end="Arrowheads_20_98" draw:marker-end-width="0.3cm" draw:fill="none" draw:textarea-vertical-align="middle"/>
    </style:style>
    <style:style style:name="gr10" style:family="graphic" style:parent-style-name="objectwithoutfill">
      <style:graphic-properties draw:marker-end="Arrowheads_20_99" draw:marker-end-width="0.3cm" draw:fill="none" draw:textarea-vertical-align="middle"/>
    </style:style>
    <style:style style:name="gr11" style:family="graphic" style:parent-style-name="objectwithoutfill">
      <style:graphic-properties draw:marker-end="Arrowheads_20_100" draw:marker-end-width="0.3cm" draw:fill="none" draw:textarea-vertical-align="middle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3cm" fo:min-width="57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cm" fo:min-width="3.75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35cm" draw:marker-end="Arrowheads_20_7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3.5cm" fo:min-width="7.2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841cm" fo:min-width="2.5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3.5cm" fo:min-width="11.2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20" style:family="graphic" style:parent-style-name="standard">
      <style:graphic-properties draw:fill-color="#ffffd7" draw:textarea-horizontal-align="justify" draw:textarea-vertical-align="middle" draw:auto-grow-height="false" fo:min-height="1cm" fo:min-width="9.5cm"/>
      <style:paragraph-properties style:writing-mode="lr-tb"/>
    </style:style>
    <style:style style:name="gr21" style:family="graphic" style:parent-style-name="standard">
      <style:graphic-properties draw:fill-color="#ff8000" draw:textarea-horizontal-align="justify" draw:textarea-vertical-align="middle" draw:auto-grow-height="false" fo:min-height="1.7cm" fo:min-width="3.2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25cm" fo:min-width="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3.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75cm" fo:min-width="4.7cm"/>
      <style:paragraph-properties style:writing-mode="lr-tb"/>
    </style:style>
    <style:style style:name="gr25" style:family="graphic" style:parent-style-name="objectwithoutfill">
      <style:graphic-properties draw:marker-end="Arrowheads_20_77" draw:marker-end-width="0.3cm" draw:fill="none" draw:textarea-vertical-align="middle"/>
    </style:style>
    <style:style style:name="gr26" style:family="graphic" style:parent-style-name="objectwithoutfill">
      <style:graphic-properties draw:marker-end="Arrowheads_20_79" draw:marker-end-width="0.3cm" draw:fill="none" draw:textarea-vertical-align="middle"/>
    </style:style>
    <style:style style:name="gr27" style:family="graphic" style:parent-style-name="objectwithoutfill">
      <style:graphic-properties draw:marker-end="Arrowheads_20_80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2.5cm" fo:min-width="5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35cm" draw:marker-end="Arrowheads_20_31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textarea-horizontal-align="justify" draw:textarea-vertical-align="middle" draw:auto-grow-height="false" fo:min-height="3cm" fo:min-width="5.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3.25cm" fo:min-width="6.2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33" style:family="graphic" style:parent-style-name="objectwithoutfill">
      <style:graphic-properties draw:marker-end="Arrowheads_20_22" draw:marker-end-width="0.3cm" draw:fill="none" draw:textarea-vertical-align="middle"/>
    </style:style>
    <style:style style:name="gr34" style:family="graphic" style:parent-style-name="objectwithoutfill">
      <style:graphic-properties draw:marker-end="Arrowheads_20_24" draw:marker-end-width="0.3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2cm" fo:min-width="4.9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25cm" fo:min-width="8.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8" style:family="graphic" style:parent-style-name="objectwithoutfill">
      <style:graphic-properties draw:marker-end="Arrowheads_20_88" draw:marker-end-width="0.3cm" draw:fill="none" draw:textarea-vertical-align="middle"/>
    </style:style>
    <style:style style:name="gr39" style:family="graphic" style:parent-style-name="objectwithoutfill">
      <style:graphic-properties draw:marker-end="Arrowheads_20_89" draw:marker-end-width="0.3cm" draw:fill="none" draw:textarea-vertical-align="middle"/>
    </style:style>
    <style:style style:name="gr40" style:family="graphic" style:parent-style-name="objectwithoutfill">
      <style:graphic-properties svg:stroke-width="0.1cm" svg:stroke-color="#000000" draw:marker-start-width="0.35cm" draw:marker-end="Arrowheads_20_105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41" style:family="graphic" style:parent-style-name="objectwithoutfill">
      <style:graphic-properties draw:marker-end="Arrowheads_20_90" draw:marker-end-width="0.3cm" draw:fill="none" draw:textarea-vertical-align="middle"/>
    </style:style>
    <style:style style:name="gr42" style:family="graphic" style:parent-style-name="objectwithoutfill">
      <style:graphic-properties draw:marker-end="Arrowheads_20_91" draw:marker-end-width="0.3cm" draw:fill="none" draw:textarea-vertical-align="middle"/>
    </style:style>
    <style:style style:name="gr43" style:family="graphic" style:parent-style-name="standard">
      <style:graphic-properties draw:fill-color="#ffff00" draw:textarea-horizontal-align="justify" draw:textarea-vertical-align="middle" draw:auto-grow-height="false" fo:min-height="1.75cm" fo:min-width="3.75cm"/>
      <style:paragraph-properties style:writing-mode="lr-tb"/>
    </style:style>
    <style:style style:name="gr44" style:family="graphic" style:parent-style-name="objectwithoutfill">
      <style:graphic-properties draw:marker-end="Arrowheads_20_92" draw:marker-end-width="0.3cm" draw:fill="none" draw:textarea-vertical-align="middle"/>
    </style:style>
    <style:style style:name="gr45" style:family="graphic" style:parent-style-name="objectwithoutfill">
      <style:graphic-properties draw:marker-end="Arrowheads_20_23" draw:marker-end-width="0.3cm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47" style:family="graphic" style:parent-style-name="objectwithoutfill">
      <style:graphic-properties draw:marker-end="Arrowheads_20_94" draw:marker-end-width="0.3cm" draw:fill="none" draw:textarea-vertical-align="middle"/>
    </style:style>
    <style:style style:name="gr48" style:family="graphic" style:parent-style-name="objectwithoutfill">
      <style:graphic-properties draw:marker-end="Arrowheads_20_95" draw:marker-end-width="0.3cm" draw:fill="none" draw:textarea-vertical-align="middle"/>
    </style:style>
    <style:style style:name="gr49" style:family="graphic" style:parent-style-name="objectwithoutfill">
      <style:graphic-properties draw:marker-end="Arrowheads_20_3" draw:marker-end-width="0.3cm" draw:fill="none" draw:textarea-vertical-align="middle"/>
    </style:style>
    <style:style style:name="gr50" style:family="graphic" style:parent-style-name="objectwithoutfill">
      <style:graphic-properties draw:marker-end="Arrowheads_20_101" draw:marker-end-width="0.3cm" draw:fill="none" draw:textarea-vertical-align="middle"/>
    </style:style>
    <style:style style:name="gr51" style:family="graphic" style:parent-style-name="objectwithoutfill">
      <style:graphic-properties draw:marker-end="Arrowheads_20_103" draw:marker-end-width="0.3cm" draw:fill="none" draw:textarea-vertical-align="middle"/>
    </style:style>
    <style:style style:name="gr52" style:family="graphic" style:parent-style-name="objectwithoutfill">
      <style:graphic-properties svg:stroke-width="0.1cm" svg:stroke-color="#000000" draw:marker-start-width="0.35cm" draw:marker-end="Arrowheads_20_104" draw:marker-end-width="0.4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fill-color="#b4c7dc" draw:textarea-horizontal-align="justify" draw:textarea-vertical-align="middle" draw:auto-grow-height="false" fo:min-height="13.5cm" fo:min-width="19.139cm"/>
      <style:paragraph-properties style:writing-mode="lr-tb"/>
    </style:style>
    <style:style style:name="gr54" style:family="graphic" style:parent-style-name="standard">
      <style:graphic-properties draw:fill-color="#ff8000" draw:textarea-horizontal-align="justify" draw:textarea-vertical-align="middle" draw:auto-grow-height="false" fo:min-height="2.011cm" fo:min-width="4.75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2.764cm" fo:min-width="5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2.764cm" fo:min-width="4.5cm"/>
      <style:paragraph-properties style:writing-mode="lr-tb"/>
    </style:style>
    <style:style style:name="gr57" style:family="graphic" style:parent-style-name="objectwithoutfill">
      <style:graphic-properties draw:marker-end="Arrowheads_20_68" draw:marker-end-width="0.3cm" draw:fill="none" draw:textarea-vertical-align="middle"/>
    </style:style>
    <style:style style:name="gr58" style:family="graphic" style:parent-style-name="standard">
      <style:graphic-properties draw:fill-color="#ffffd7" draw:textarea-horizontal-align="justify" draw:textarea-vertical-align="middle" draw:auto-grow-height="false" fo:min-height="0.755cm" fo:min-width="5.25cm"/>
      <style:paragraph-properties style:writing-mode="lr-tb"/>
    </style:style>
    <style:style style:name="gr59" style:family="graphic" style:parent-style-name="objectwithoutfill">
      <style:graphic-properties draw:marker-end="Arrowheads_20_71" draw:marker-end-width="0.3cm" draw:fill="none" draw:textarea-vertical-align="middle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2.145cm"/>
      <style:paragraph-properties style:writing-mode="lr-tb"/>
    </style:style>
    <style:style style:name="gr61" style:family="graphic" style:parent-style-name="objectwithoutfill">
      <style:graphic-properties draw:marker-end="Arrowheads_20_102" draw:marker-end-width="0.3cm" draw:fill="none" draw:textarea-vertical-align="middle"/>
    </style:style>
    <style:style style:name="gr62" style:family="graphic" style:parent-style-name="standard">
      <style:graphic-properties draw:fill-color="#ff8000" draw:textarea-horizontal-align="justify" draw:textarea-vertical-align="middle" draw:auto-grow-height="false" fo:min-height="3cm" fo:min-width="7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2cm" fo:min-width="6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65" style:family="graphic" style:parent-style-name="standard">
      <style:graphic-properties draw:fill-color="#ffff00" draw:textarea-horizontal-align="justify" draw:textarea-vertical-align="middle" draw:auto-grow-height="false" fo:min-height="1cm" fo:min-width="6.75cm"/>
      <style:paragraph-properties style:writing-mode="lr-tb"/>
    </style:style>
    <style:style style:name="gr66" style:family="graphic" style:parent-style-name="objectwithoutfill">
      <style:graphic-properties draw:marker-end="Arrowheads_20_76" draw:marker-end-width="0.3cm" draw:fill="none" draw:textarea-vertical-align="middle"/>
    </style:style>
    <style:style style:name="gr67" style:family="graphic" style:parent-style-name="objectwithoutfill">
      <style:graphic-properties draw:marker-end="Arrowheads_20_83" draw:marker-end-width="0.3cm" draw:fill="none" draw:textarea-vertical-align="middle"/>
    </style:style>
    <style:style style:name="gr68" style:family="graphic" style:parent-style-name="objectwithoutfill">
      <style:graphic-properties draw:marker-end="Arrowheads_20_84" draw:marker-end-width="0.3cm" draw:fill="none" draw:textarea-vertical-align="middle"/>
    </style:style>
    <style:style style:name="gr69" style:family="graphic" style:parent-style-name="standard">
      <style:graphic-properties draw:textarea-horizontal-align="justify" draw:textarea-vertical-align="middle" draw:auto-grow-height="false" fo:min-height="1.25cm" fo:min-width="7.25cm"/>
      <style:paragraph-properties style:writing-mode="lr-tb"/>
    </style:style>
    <style:style style:name="gr70" style:family="graphic" style:parent-style-name="objectwithoutfill">
      <style:graphic-properties draw:marker-end="Arrowheads_20_85" draw:marker-end-width="0.3cm" draw:fill="none" draw:textarea-vertical-align="middle"/>
    </style:style>
    <style:style style:name="gr71" style:family="graphic" style:parent-style-name="objectwithoutfill">
      <style:graphic-properties draw:marker-end="Arrowheads_20_106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fo:min-height="2.25cm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74" style:family="graphic" style:parent-style-name="standard">
      <style:graphic-properties draw:fill-color="#ffff00" draw:textarea-horizontal-align="justify" draw:textarea-vertical-align="middle" draw:auto-grow-height="false" fo:min-height="1.25cm" fo:min-width="6.25cm"/>
      <style:paragraph-properties style:writing-mode="lr-tb"/>
    </style:style>
    <style:style style:name="gr75" style:family="graphic" style:parent-style-name="objectwithoutfill">
      <style:graphic-properties draw:marker-end="Arrowheads_20_86" draw:marker-end-width="0.3cm" draw:fill="none" draw:textarea-vertical-align="middle"/>
    </style:style>
    <style:style style:name="gr76" style:family="graphic" style:parent-style-name="objectwithoutfill">
      <style:graphic-properties draw:marker-end="Arrowheads_20_87" draw:marker-end-width="0.3cm" draw:fill="none" draw:textarea-vertical-align="middle"/>
    </style:style>
    <style:style style:name="gr77" style:family="graphic" style:parent-style-name="standard">
      <style:graphic-properties draw:fill-color="#ff8000" draw:textarea-horizontal-align="justify" draw:textarea-vertical-align="middle" draw:auto-grow-height="false" fo:min-height="1.977cm" fo:min-width="4.25cm"/>
      <style:paragraph-properties style:writing-mode="lr-tb"/>
    </style:style>
    <style:style style:name="gr78" style:family="graphic" style:parent-style-name="objectwithoutfill">
      <style:graphic-properties draw:marker-end="Arrowheads_20_107" draw:marker-end-width="0.3cm" draw:fill="none" draw:textarea-vertical-align="middle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4.85cm" fo:min-width="9.25cm"/>
      <style:paragraph-properties style:writing-mode="lr-tb"/>
    </style:style>
    <style:style style:name="gr80" style:family="graphic" style:parent-style-name="standard" style:list-style-name="L1">
      <style:graphic-properties draw:fill-color="#ffff00" draw:textarea-horizontal-align="justify" draw:textarea-vertical-align="middle" draw:auto-grow-height="false" fo:min-height="1.5cm" fo:min-width="2.5cm"/>
      <style:paragraph-properties style:writing-mode="lr-tb"/>
    </style:style>
    <style:style style:name="gr81" style:family="graphic" style:parent-style-name="standard">
      <style:graphic-properties draw:stroke="none" draw:fill="none" fo:min-height="0.713cm"/>
      <style:paragraph-properties style:writing-mode="lr-tb"/>
    </style:style>
    <style:style style:name="gr82" style:family="graphic" style:parent-style-name="standard">
      <style:graphic-properties draw:fill-color="#b4c7dc" draw:textarea-horizontal-align="justify" draw:textarea-vertical-align="middle" draw:auto-grow-height="false" fo:min-height="1.494cm" fo:min-width="2.495cm"/>
      <style:paragraph-properties style:writing-mode="lr-tb"/>
    </style:style>
    <style:style style:name="gr83" style:family="graphic" style:parent-style-name="standard" style:list-style-name="L1">
      <style:graphic-properties draw:fill-color="#729fcf" draw:textarea-horizontal-align="justify" draw:textarea-vertical-align="middle" draw:auto-grow-height="false" fo:min-height="1.5cm" fo:min-width="2.5cm"/>
      <style:paragraph-properties style:writing-mode="lr-tb"/>
    </style:style>
    <style:style style:name="gr84" style:family="graphic" style:parent-style-name="standard" style:list-style-name="L1">
      <style:graphic-properties draw:fill-color="#ff8000" draw:textarea-horizontal-align="justify" draw:textarea-vertical-align="middle" draw:auto-grow-height="false" fo:min-height="1.5cm" fo:min-width="2.5cm"/>
      <style:paragraph-properties style:writing-mode="lr-tb"/>
    </style:style>
    <style:style style:name="gr85" style:family="graphic" style:parent-style-name="standard" style:list-style-name="L1">
      <style:graphic-properties draw:fill-color="#ffffd7" draw:textarea-horizontal-align="justify" draw:textarea-vertical-align="middle" draw:auto-grow-height="false" fo:min-height="1.662cm" fo:min-width="3.199cm"/>
      <style:paragraph-properties style:writing-mode="lr-tb"/>
    </style:style>
    <style:style style:name="gr86" style:family="graphic" style:parent-style-name="objectwithoutfill">
      <style:graphic-properties draw:marker-end="Arrowheads_20_93" draw:marker-end-width="0.3cm" draw:fill="none" draw:textarea-vertical-align="middle"/>
    </style:style>
    <style:style style:name="gr87" style:family="graphic" style:parent-style-name="objectwithoutfill">
      <style:graphic-properties draw:marker-end="Arrowheads_20_108" draw:marker-end-width="0.3cm" draw:fill="none" draw:textarea-vertical-align="middle"/>
    </style:style>
    <style:style style:name="gr88" style:family="graphic" style:parent-style-name="standard">
      <style:graphic-properties draw:textarea-horizontal-align="justify" draw:textarea-vertical-align="middle" draw:auto-grow-height="false" fo:min-height="2.5cm" fo:min-width="12cm"/>
      <style:paragraph-properties style:writing-mode="lr-tb"/>
    </style:style>
    <style:style style:name="gr89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90" style:family="graphic" style:parent-style-name="objectwithoutfill">
      <style:graphic-properties draw:marker-end="Arrowheads_20_109" draw:marker-end-width="0.3cm" draw:fill="none" draw:textarea-vertical-align="middle"/>
    </style:style>
    <style:style style:name="gr91" style:family="graphic" style:parent-style-name="standard">
      <style:graphic-properties draw:fill-color="#ffffd7" draw:textarea-horizontal-align="justify" draw:textarea-vertical-align="middle" draw:auto-grow-height="false" fo:min-height="1.5cm" fo:min-width="6.75cm"/>
      <style:paragraph-properties style:writing-mode="lr-tb"/>
    </style:style>
    <style:style style:name="gr92" style:family="graphic" style:parent-style-name="objectwithoutfill">
      <style:graphic-properties draw:marker-end="Arrowheads_20_110" draw:marker-end-width="0.3cm" draw:fill="none" draw:textarea-vertical-align="middle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d7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8000"/>
      <style:paragraph-properties fo:text-align="center" style:writing-mode="lr-tb"/>
    </style:style>
    <style:style style:name="P10" style:family="paragraph">
      <loext:graphic-properties draw:fill-color="#ffff00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3.55cm" svg:height="13.75cm" svg:x="138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25cm" svg:height="13.75cm" svg:x="66.1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cm" svg:height="2.5cm" svg:x="88.05cm" svg:y="17.2cm">
          <text:p text:style-name="P3">Output </text:p>
          <text:p text:style-name="P3">csv as</text:p>
          <text:p text:style-name="P3">'disag_df.csv'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6cm" svg:height="2.75cm" svg:x="87.3cm" svg:y="13cm">
          <text:p text:style-name="P3">Limit</text:p>
          <text:p text:style-name="P3">To only the </text:p>
          <text:p text:style-name="P3">needed </text:p>
          <text:p text:style-name="P3">columns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7.3cm" svg:height="2.2cm" svg:x="77.05cm" svg:y="16.65cm">
          <text:p text:style-name="P3"><text:span text:style-name="T1">Join </text:span>suitability_test terms </text:p>
          <text:p text:style-name="P3">into SQL query pattern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84.675cm" svg:y1="11cm" svg:x2="78.65cm" svg:y2="12.75cm" draw:start-shape="id1" draw:start-glue-point="2" draw:end-shape="id2" draw:end-glue-point="0" svg:d="M84675 11000c0 1312-6025 438-6025 1750" svg:viewBox="0 0 6026 1751">
          <text:p/>
        </draw:connector>
        <draw:connector draw:style-name="gr7" draw:text-style-name="P5" draw:layer="layout" draw:type="curve" svg:x1="71.3cm" svg:y1="17.15cm" svg:x2="72.4cm" svg:y2="14.125cm" draw:start-shape="id3" draw:start-glue-point="1" draw:end-shape="id2" draw:end-glue-point="3" svg:d="M71300 17150c825 0 275-3025 1100-3025" svg:viewBox="0 0 1101 3026">
          <text:p/>
        </draw:connector>
        <draw:frame draw:style-name="gr8" draw:text-style-name="P6" draw:layer="layout" svg:width="20.306cm" svg:height="1.673cm" svg:x="66.544cm" svg:y="7.25cm">
          <draw:text-box>
            <text:p><text:span text:style-name="T2">Import the disaggregation report(s) from the live site to check for </text:span></text:p>
            <text:p><text:span text:style-name="T2">incompatible disaggregations in the data</text:span></text:p>
          </draw:text-box>
        </draw:frame>
        <draw:connector draw:style-name="gr9" draw:text-style-name="P5" draw:layer="layout" draw:type="curve" svg:x1="90.1cm" svg:y1="15.75cm" svg:x2="90.05cm" svg:y2="17.2cm" draw:start-shape="id4" draw:start-glue-point="2" draw:end-shape="id5" draw:end-glue-point="0" svg:d="M90100 15750c0 1087-50 363-50 1450" svg:viewBox="0 0 51 1451">
          <text:p/>
        </draw:connector>
        <draw:connector draw:style-name="gr10" draw:text-style-name="P5" draw:layer="layout" draw:type="curve" svg:x1="84.35cm" svg:y1="17.75cm" svg:x2="87.3cm" svg:y2="14.375cm" draw:start-shape="id6" draw:start-glue-point="1" draw:end-shape="id4" draw:end-glue-point="3" svg:d="M84350 17750c2212 0 738-3375 2950-3375" svg:viewBox="0 0 2951 3376">
          <text:p/>
        </draw:connector>
        <draw:connector draw:style-name="gr11" draw:text-style-name="P5" draw:layer="layout" draw:type="curve" svg:x1="84.9cm" svg:y1="14.125cm" svg:x2="87.3cm" svg:y2="14.375cm" draw:start-shape="id2" draw:start-glue-point="1" draw:end-shape="id4" draw:end-glue-point="3" svg:d="M84900 14125c1800 0 600 250 2400 250" svg:viewBox="0 0 2401 251">
          <text:p/>
        </draw:connector>
        <draw:custom-shape draw:style-name="gr12" draw:text-style-name="P2" draw:layer="layout" svg:width="58cm" svg:height="13.25cm" svg:x="7.2cm" svg:y="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7" draw:id="id7" draw:layer="layout" svg:width="4.25cm" svg:height="2.75cm" svg:x="1.151cm" svg:y="6.9cm">
          <text:p text:style-name="P7">Import </text:p>
          <text:p text:style-name="P7">Config </text:p>
          <text:p text:style-name="P7">Settings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3.276cm" svg:y1="9.65cm" svg:x2="22.95cm" svg:y2="16cm" draw:start-shape="id7" draw:start-glue-point="2" draw:end-shape="id8" draw:end-glue-point="3" svg:d="M3276 9650v6350h19674" svg:viewBox="0 0 19675 6351">
          <text:p/>
        </draw:connector>
        <draw:frame draw:style-name="gr15" draw:text-style-name="P8" draw:layer="layout" svg:width="19.25cm" svg:height="3.75cm" svg:x="1.75cm" svg:y="2.25cm">
          <draw:text-box>
            <text:p><text:span text:style-name="T3">SDMX Data Qualifier Process Diagram</text:span></text:p>
            <text:p>Updated 18<text:span text:style-name="T4">th</text:span> June, 2021</text:p>
          </draw:text-box>
        </draw:frame>
        <draw:custom-shape draw:style-name="gr16" draw:text-style-name="P2" draw:layer="layout" svg:width="7.75cm" svg:height="13.75cm" svg:x="97.05cm" svg:y="6.5cm">
          <text:p text:style-name="P3"><text:s/></text:p>
          <text:p text:style-name="P3"/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" draw:id="id23" draw:layer="layout" svg:width="3cm" svg:height="2.091cm" svg:x="99.35cm" svg:y="13.909cm">
          <text:p text:style-name="P3">Join on </text:p>
          <text:p text:style-name="P3">indicator </text:p>
          <text:p text:style-name="P3">numbers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1.75cm" svg:height="13.75cm" svg:x="125.75cm" svg:y="6.5cm">
          <text:p text:style-name="P3"/>
          <text:p text:style-name="P3"/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9" draw:text-style-name="P3" xml:id="id25" draw:id="id25" draw:layer="layout" svg:width="6.75cm" svg:height="3.75cm" svg:x="128.5cm" svg:y="10.941cm">
          <text:p text:style-name="P3"><text:s/>Create “sdmx_col_nm”</text:p>
          <text:p text:style-name="P3">column containing </text:p>
          <text:p text:style-name="P3">SDMX equivilent </text:p>
          <text:p text:style-name="P3">of all of the SDG </text:p>
          <text:p text:style-name="P3">column names</text:p>
          <draw:enhanced-geometry svg:viewBox="0 0 21600 21600" draw:type="rectangle" draw:enhanced-path="M 0 0 L 21600 0 21600 21600 0 21600 0 0 Z N"/>
        </draw:custom-shape>
        <draw:custom-shape draw:style-name="gr20" draw:text-style-name="P4" xml:id="id36" draw:id="id36" draw:layer="layout" svg:width="10cm" svg:height="1.25cm" svg:x="126.9cm" svg:y="15.75cm">
          <text:p text:style-name="P3"><text:span text:style-name="T5">SDMX_colnames_values_matched.csv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9" draw:id="id9" draw:layer="layout" svg:width="3.75cm" svg:height="1.95cm" svg:x="139.05cm" svg:y="7.25cm">
          <text:p text:style-name="P3">SDMX DS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xml:id="id10" draw:id="id10" draw:layer="layout" svg:width="7.5cm" svg:height="2.5cm" svg:x="141cm" svg:y="11.45cm">
          <text:p text:style-name="P3">Get concept scheme </text:p>
          <text:p text:style-name="P3">from DS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xml:id="id11" draw:id="id11" draw:layer="layout" svg:width="4.2cm" svg:height="1.5cm" svg:x="149.75cm" svg:y="11.95cm">
          <text:p text:style-name="P3">Get Excel </text:p>
          <text:p text:style-name="P3">tab 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2" draw:id="id12" draw:layer="layout" svg:width="5.2cm" svg:height="3cm" svg:x="155.1cm" svg:y="11.2cm">
          <text:p text:style-name="P3">Get the SDMX </text:p>
          <text:p text:style-name="P3">data from </text:p>
          <text:p text:style-name="P3">correct tab </text:p>
          <text:p text:style-name="P3">in the spreadshe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" draw:layer="layout" draw:type="curve" svg:x1="142.8cm" svg:y1="8.225cm" svg:x2="141cm" svg:y2="12.7cm" draw:start-shape="id9" draw:start-glue-point="1" draw:end-shape="id10" draw:end-glue-point="3" svg:d="M142800 8225c751 0 501 2100-900 2100s-1651 2375-900 2375" svg:viewBox="0 0 2631 4476">
          <text:p/>
        </draw:connector>
        <draw:connector draw:style-name="gr26" draw:text-style-name="P5" draw:layer="layout" draw:type="curve" svg:x1="148.5cm" svg:y1="12.7cm" svg:x2="149.75cm" svg:y2="12.7cm" draw:start-shape="id10" draw:start-glue-point="1" draw:end-shape="id11" draw:end-glue-point="3" svg:d="M148500 12700h1250" svg:viewBox="0 0 1251 1">
          <text:p/>
        </draw:connector>
        <draw:connector draw:style-name="gr27" draw:text-style-name="P5" draw:layer="layout" draw:type="curve" svg:x1="153.95cm" svg:y1="12.7cm" svg:x2="155.1cm" svg:y2="12.7cm" draw:start-shape="id11" draw:start-glue-point="1" draw:end-shape="id12" draw:end-glue-point="3" svg:d="M153950 12700h1150" svg:viewBox="0 0 1151 1">
          <text:p/>
        </draw:connector>
        <draw:custom-shape draw:style-name="gr13" draw:text-style-name="P3" xml:id="id16" draw:id="id16" draw:layer="layout" svg:width="4.25cm" svg:height="2.75cm" svg:x="7.95cm" svg:y="10.6cm">
          <text:p text:style-name="P3">Read all the </text:p>
          <text:p text:style-name="P3">meta data </text:p>
          <text:p text:style-name="P3">from UK site</text:p>
          <draw:enhanced-geometry svg:viewBox="0 0 21600 21600" draw:type="rectangle" draw:enhanced-path="M 0 0 L 21600 0 21600 21600 0 21600 0 0 Z N"/>
        </draw:custom-shape>
        <draw:custom-shape draw:style-name="gr28" draw:text-style-name="P3" xml:id="id17" draw:id="id17" draw:layer="layout" svg:width="5.5cm" svg:height="2.75cm" svg:x="13.65cm" svg:y="10.6cm">
          <text:p text:style-name="P3">Limit meta_data_df</text:p>
          <text:p text:style-name="P3">To only the </text:p>
          <text:p text:style-name="P3">needed </text:p>
          <text:p text:style-name="P3">columns</text:p>
          <draw:enhanced-geometry svg:viewBox="0 0 21600 21600" draw:type="rectangle" draw:enhanced-path="M 0 0 L 21600 0 21600 21600 0 21600 0 0 Z N"/>
        </draw:custom-shape>
        <draw:connector draw:style-name="gr29" draw:text-style-name="P5" draw:layer="layout" svg:x1="3.276cm" svg:y1="9.65cm" svg:x2="66.8cm" svg:y2="17.15cm" draw:start-shape="id7" draw:start-glue-point="2" draw:end-shape="id3" draw:end-glue-point="3" svg:d="M3276 9650v7500h63524" svg:viewBox="0 0 63525 7501">
          <text:p/>
        </draw:connector>
        <draw:custom-shape draw:style-name="gr30" draw:text-style-name="P3" xml:id="id19" draw:id="id19" draw:layer="layout" svg:width="6cm" svg:height="3.25cm" svg:x="30.95cm" svg:y="11cm">
          <text:p text:style-name="P3">Remove indicator</text:p>
          <text:p text:style-name="P3"><text:s/>if “other_info” </text:p>
          <text:p text:style-name="P3">field contains any </text:p>
          <text:p text:style-name="P3">of the proxy ter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xml:id="id13" draw:id="id13" draw:layer="layout" svg:width="6.75cm" svg:height="3.5cm" svg:x="39.7cm" svg:y="11.25cm">
          <text:p text:style-name="P7">QA:Check if any of the </text:p>
          <text:p text:style-name="P7">proxies also have </text:p>
          <text:p text:style-name="P7">the wording implying </text:p>
          <text:p text:style-name="P7">it’s an official indicator</text:p>
          <draw:enhanced-geometry svg:viewBox="0 0 21600 21600" draw:type="rectangle" draw:enhanced-path="M 0 0 L 21600 0 21600 21600 0 21600 0 0 Z N"/>
        </draw:custom-shape>
        <draw:custom-shape draw:style-name="gr32" draw:text-style-name="P3" xml:id="id14" draw:id="id14" draw:layer="layout" svg:width="2cm" svg:height="2cm" svg:x="44.45cm" svg:y="7.5cm">
          <text:p text:style-name="P3">y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" xml:id="id15" draw:id="id15" draw:layer="layout" svg:width="2cm" svg:height="2cm" svg:x="39.7cm" svg:y="8.25cm">
          <text:p text:style-name="P3">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5" draw:layer="layout" draw:type="curve" svg:x1="43.075cm" svg:y1="11.25cm" svg:x2="44.45cm" svg:y2="8.5cm" draw:start-shape="id13" draw:start-glue-point="0" draw:end-shape="id14" draw:end-glue-point="5" svg:d="M43075 11250c0-1834 458-2750 1375-2750" svg:viewBox="0 0 1376 2751">
          <text:p/>
        </draw:connector>
        <draw:connector draw:style-name="gr34" draw:text-style-name="P5" draw:layer="layout" draw:type="curve" svg:x1="43.075cm" svg:y1="11.25cm" svg:x2="41.7cm" svg:y2="9.25cm" draw:start-shape="id13" draw:start-glue-point="0" draw:end-shape="id15" draw:end-glue-point="7" svg:d="M43075 11250c0-1334-458-2000-1375-2000" svg:viewBox="0 0 1376 2001">
          <text:p/>
        </draw:connector>
        <draw:custom-shape draw:style-name="gr35" draw:text-style-name="P3" xml:id="id18" draw:id="id18" draw:layer="layout" svg:width="5.4cm" svg:height="2.25cm" svg:x="22.2cm" svg:y="11.1cm">
          <text:p text:style-name="P3">Remove archived</text:p>
          <text:p text:style-name="P3">indicators</text:p>
          <draw:enhanced-geometry svg:viewBox="0 0 21600 21600" draw:type="rectangle" draw:enhanced-path="M 0 0 L 21600 0 21600 21600 0 21600 0 0 Z N"/>
        </draw:custom-shape>
        <draw:custom-shape draw:style-name="gr36" draw:text-style-name="P3" xml:id="id20" draw:id="id20" draw:layer="layout" svg:width="9cm" svg:height="1.5cm" svg:x="48.4cm" svg:y="12.25cm">
          <text:p text:style-name="P3">Remove indicators that are not </text:p>
          <text:p text:style-name="P3">UK-only data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19.75cm" svg:height="2.384cm" svg:x="7.95cm" svg:y="7.677cm">
          <draw:text-box>
            <text:p><text:span text:style-name="T6">Import the metadata from the live site </text:span><text:span text:style-name="T2">and check the indicators for various attributes, eliminating those which are not suitable. </text:span></text:p>
          </draw:text-box>
        </draw:frame>
        <draw:connector draw:style-name="gr38" draw:text-style-name="P5" draw:layer="layout" svg:x1="12.2cm" svg:y1="11.975cm" svg:x2="13.65cm" svg:y2="11.975cm" draw:start-shape="id16" draw:start-glue-point="1" draw:end-shape="id17" draw:end-glue-point="3" svg:d="M12200 11975h1450" svg:viewBox="0 0 1451 1">
          <text:p/>
        </draw:connector>
        <draw:connector draw:style-name="gr39" draw:text-style-name="P5" draw:layer="layout" svg:x1="19.15cm" svg:y1="11.975cm" svg:x2="22.2cm" svg:y2="12.225cm" draw:start-shape="id17" draw:start-glue-point="1" draw:end-shape="id18" draw:end-glue-point="3" svg:d="M19150 11975h1525v250h1525" svg:viewBox="0 0 3051 251">
          <text:p/>
        </draw:connector>
        <draw:connector draw:style-name="gr40" draw:text-style-name="P5" draw:layer="layout" svg:x1="3.276cm" svg:y1="9.65cm" svg:x2="77.05cm" svg:y2="17.75cm" draw:start-shape="id7" draw:start-glue-point="2" draw:end-shape="id6" draw:end-glue-point="3" svg:d="M3276 9650v8100h73774" svg:viewBox="0 0 73775 8101">
          <text:p/>
        </draw:connector>
        <draw:connector draw:style-name="gr41" draw:text-style-name="P5" draw:layer="layout" svg:x1="27.6cm" svg:y1="12.225cm" svg:x2="30.95cm" svg:y2="12.625cm" draw:start-shape="id18" draw:start-glue-point="1" draw:end-shape="id19" draw:end-glue-point="3" svg:d="M27600 12225h1675v400h1675" svg:viewBox="0 0 3351 401">
          <text:p/>
        </draw:connector>
        <draw:connector draw:style-name="gr42" draw:text-style-name="P5" draw:layer="layout" svg:x1="36.95cm" svg:y1="12.625cm" svg:x2="39.7cm" svg:y2="13cm" draw:start-shape="id19" draw:start-glue-point="1" draw:end-shape="id13" draw:end-glue-point="3" svg:d="M36950 12625h1375v375h1375" svg:viewBox="0 0 2751 376">
          <text:p/>
        </draw:connector>
        <draw:custom-shape draw:style-name="gr43" draw:text-style-name="P10" xml:id="id21" draw:id="id21" draw:layer="layout" svg:width="4.25cm" svg:height="2cm" svg:x="47.95cm" svg:y="8.5cm">
          <text:p text:style-name="P3"><text:s/>Contradictions </text:p>
          <text:p text:style-name="P3">Found!</text:p>
          <draw:enhanced-geometry svg:viewBox="0 0 21600 21600" draw:type="rectangle" draw:enhanced-path="M 0 0 L 21600 0 21600 21600 0 21600 0 0 Z N"/>
        </draw:custom-shape>
        <draw:connector draw:style-name="gr44" draw:text-style-name="P5" draw:layer="layout" svg:x1="46.45cm" svg:y1="13cm" svg:x2="48.4cm" svg:y2="13cm" draw:start-shape="id13" draw:start-glue-point="1" draw:end-shape="id20" draw:end-glue-point="3" svg:d="M46450 13000h1950" svg:viewBox="0 0 1951 1">
          <text:p/>
        </draw:connector>
        <draw:connector draw:style-name="gr45" draw:text-style-name="P5" draw:layer="layout" draw:type="curve" svg:x1="46.45cm" svg:y1="8.5cm" svg:x2="50.075cm" svg:y2="8.5cm" draw:start-shape="id14" draw:start-glue-point="7" draw:end-shape="id21" draw:end-glue-point="0" svg:d="M46450 8500c1069 0 891-251 1530-439s2095-312 2095 439" svg:viewBox="0 0 3626 583">
          <text:p/>
        </draw:connector>
        <draw:custom-shape draw:style-name="gr46" draw:text-style-name="P3" draw:layer="layout" svg:width="4cm" svg:height="2.25cm" svg:x="59.45cm" svg:y="12cm">
          <text:p text:style-name="P3"><text:span text:style-name="T1">Drop the </text:span></text:p>
          <text:p text:style-name="P3"><text:span text:style-name="T1">2020 </text:span></text:p>
          <text:p text:style-name="P3"><text:span text:style-name="T1">indicators </text:span></text:p>
          <draw:enhanced-geometry svg:viewBox="0 0 21600 21600" draw:type="rectangle" draw:enhanced-path="M 0 0 L 21600 0 21600 21600 0 21600 0 0 Z N"/>
        </draw:custom-shape>
        <draw:connector draw:style-name="gr47" draw:text-style-name="P5" draw:layer="layout" draw:type="curve" svg:x1="27.45cm" svg:y1="16cm" svg:x2="30.95cm" svg:y2="12.625cm" draw:start-shape="id8" draw:start-glue-point="1" draw:end-shape="id19" draw:end-glue-point="3" svg:d="M27450 16000c2625 0 875-3375 3500-3375" svg:viewBox="0 0 3501 3376">
          <text:p/>
        </draw:connector>
        <draw:connector draw:style-name="gr48" draw:text-style-name="P5" draw:layer="layout" draw:type="curve" svg:x1="46.5cm" svg:y1="16.5cm" svg:x2="48.4cm" svg:y2="13cm" draw:start-shape="id22" draw:start-glue-point="1" draw:end-shape="id20" draw:end-glue-point="3" svg:d="M46500 16500c1425 0 475-3500 1900-3500" svg:viewBox="0 0 1901 3501">
          <text:p/>
        </draw:connector>
        <draw:connector draw:style-name="gr49" draw:text-style-name="P5" draw:layer="layout" draw:type="lines" svg:x1="5.401cm" svg:y1="8.275cm" svg:x2="7.95cm" svg:y2="11.975cm" draw:start-shape="id7" draw:start-glue-point="1" draw:end-shape="id16" draw:end-glue-point="3" svg:d="M5401 8275h501l1547 3700h501" svg:viewBox="0 0 2550 3701">
          <text:p/>
        </draw:connector>
        <draw:connector draw:style-name="gr50" draw:text-style-name="P5" draw:layer="layout" draw:type="curve" svg:x1="90.1cm" svg:y1="15.75cm" svg:x2="99.35cm" svg:y2="14.954cm" draw:start-shape="id4" draw:start-glue-point="2" draw:end-shape="id23" draw:end-glue-point="3" svg:d="M90100 15750c0 751 3013 627 4116 240s297-1036 5134-1036" svg:viewBox="0 0 9251 1345">
          <text:p/>
        </draw:connector>
        <draw:connector draw:style-name="gr51" draw:text-style-name="P5" draw:layer="layout" draw:type="curve" svg:x1="124.25cm" svg:y1="12.816cm" svg:x2="128.5cm" svg:y2="12.816cm" draw:start-shape="id24" draw:start-glue-point="1" draw:end-shape="id25" draw:end-glue-point="3" svg:d="M124250 12816h4250" svg:viewBox="0 0 4251 1">
          <text:p/>
        </draw:connector>
        <draw:connector draw:style-name="gr52" draw:text-style-name="P5" draw:layer="layout" svg:x1="3.276cm" svg:y1="9.65cm" svg:x2="42cm" svg:y2="16.5cm" draw:start-shape="id7" draw:start-glue-point="2" draw:end-shape="id22" draw:end-glue-point="3" svg:d="M3276 9650v6850h38724" svg:viewBox="0 0 38725 6851">
          <text:p/>
        </draw:connector>
        <draw:frame draw:style-name="gr37" draw:text-style-name="P11" draw:layer="layout" svg:width="7cm" svg:height="3.095cm" svg:x="97.3cm" svg:y="7.366cm">
          <draw:text-box>
            <text:p text:style-name="P7"><text:span text:style-name="T2">Getting unique </text:span></text:p>
            <text:p text:style-name="P7"><text:span text:style-name="T2">Disaggregation names for inc_df datasets</text:span></text:p>
          </draw:text-box>
        </draw:frame>
        <draw:custom-shape draw:style-name="gr53" draw:text-style-name="P2" draw:layer="layout" svg:width="19.639cm" svg:height="13.75cm" svg:x="105.411cm" svg:y="6.5cm">
          <text:p text:style-name="P3"/>
          <text:p text:style-name="P3"/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54" draw:text-style-name="P9" xml:id="id27" draw:id="id27" draw:layer="layout" svg:width="5.25cm" svg:height="2.261cm" svg:x="106.25cm" svg:y="6.949cm">
          <text:p text:style-name="P3">Manually chosen </text:p>
          <text:p text:style-name="P3">column name </text:p>
          <text:p text:style-name="P3">Mappings Excel</text:p>
          <draw:enhanced-geometry svg:viewBox="0 0 21600 21600" draw:type="rectangle" draw:enhanced-path="M 0 0 L 21600 0 21600 21600 0 21600 0 0 Z N"/>
        </draw:custom-shape>
        <draw:custom-shape draw:style-name="gr55" draw:text-style-name="P3" xml:id="id26" draw:id="id26" draw:layer="layout" svg:width="5.5cm" svg:height="3.014cm" svg:x="110.5cm" svg:y="11.309cm">
          <text:p text:style-name="P3">Get all the value </text:p>
          <text:p text:style-name="P3">disaggregations for </text:p>
          <text:p text:style-name="P3">each column</text:p>
          <draw:enhanced-geometry svg:viewBox="0 0 21600 21600" draw:type="rectangle" draw:enhanced-path="M 0 0 L 21600 0 21600 21600 0 21600 0 0 Z N"/>
        </draw:custom-shape>
        <draw:custom-shape draw:style-name="gr56" draw:text-style-name="P3" xml:id="id24" draw:id="id24" draw:layer="layout" svg:width="5cm" svg:height="3.014cm" svg:x="119.25cm" svg:y="11.309cm">
          <text:p text:style-name="P3">Create dataframe </text:p>
          <text:p text:style-name="P3">of vals and </text:p>
          <text:p text:style-name="P3">column match</text:p>
          <draw:enhanced-geometry svg:viewBox="0 0 21600 21600" draw:type="rectangle" draw:enhanced-path="M 0 0 L 21600 0 21600 21600 0 21600 0 0 Z N"/>
        </draw:custom-shape>
        <draw:connector draw:style-name="gr57" draw:text-style-name="P5" draw:layer="layout" draw:type="curve" svg:x1="116cm" svg:y1="12.816cm" svg:x2="119.25cm" svg:y2="12.816cm" draw:start-shape="id26" draw:start-glue-point="1" draw:end-shape="id24" draw:end-glue-point="3" svg:d="M116000 12816h3250" svg:viewBox="0 0 3251 1">
          <text:p/>
        </draw:connector>
        <draw:custom-shape draw:style-name="gr58" draw:text-style-name="P4" xml:id="id37" draw:id="id37" draw:layer="layout" svg:width="5.75cm" svg:height="1.005cm" svg:x="118.85cm" svg:y="15.745cm">
          <text:p text:style-name="P3">val_col_pairs.csv</text:p>
          <draw:enhanced-geometry svg:viewBox="0 0 21600 21600" draw:type="rectangle" draw:enhanced-path="M 0 0 L 21600 0 21600 21600 0 21600 0 0 Z N"/>
        </draw:custom-shape>
        <draw:connector draw:style-name="gr59" draw:text-style-name="P5" draw:layer="layout" draw:type="curve" svg:x1="108.875cm" svg:y1="9.21cm" svg:x2="110.5cm" svg:y2="12.816cm" draw:start-shape="id27" draw:start-glue-point="2" draw:end-shape="id26" draw:end-glue-point="3" svg:d="M108875 9210c0 2404 541 3606 1625 3606" svg:viewBox="0 0 1626 3607">
          <text:p/>
        </draw:connector>
        <draw:frame draw:style-name="gr60" draw:text-style-name="P11" draw:layer="layout" svg:width="11.65cm" svg:height="2.395cm" svg:x="112.35cm" svg:y="7.05cm">
          <draw:text-box>
            <text:p text:style-name="P7"><text:span text:style-name="T2">Get all disagregation values </text:span></text:p>
            <text:p text:style-name="P7"><text:span text:style-name="T2">and match them with their</text:span></text:p>
            <text:p text:style-name="P7"><text:span text:style-name="T2"><text:s/></text:span><text:span text:style-name="T2">respective column titles</text:span></text:p>
          </draw:text-box>
        </draw:frame>
        <draw:connector draw:style-name="gr61" draw:text-style-name="P5" draw:layer="layout" draw:type="curve" svg:x1="102.35cm" svg:y1="14.954cm" svg:x2="110.5cm" svg:y2="12.816cm" draw:start-shape="id23" draw:start-glue-point="1" draw:end-shape="id26" draw:end-glue-point="3" svg:d="M102350 14954c6109 0 2035-2138 8150-2138" svg:viewBox="0 0 8151 2139">
          <text:p/>
        </draw:connector>
        <draw:custom-shape draw:style-name="gr62" draw:text-style-name="P9" xml:id="id30" draw:id="id30" draw:layer="layout" svg:width="7.5cm" svg:height="3.25cm" svg:x="161.9cm" svg:y="11.075cm">
          <text:p text:style-name="P3">User input</text:p>
          <text:p text:style-name="P3">Choose best match </text:p>
          <text:p text:style-name="P3">from “Name:En” </text:p>
          <text:p text:style-name="P3">column using human 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" xml:id="id31" draw:id="id31" draw:layer="layout" svg:width="6.5cm" svg:height="2.25cm" svg:x="170.8cm" svg:y="11.575cm">
          <text:p text:style-name="P3">Return corresponding </text:p>
          <text:p text:style-name="P3">SDMX 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" xml:id="id28" draw:id="id28" draw:layer="layout" svg:width="3cm" svg:height="1cm" svg:x="178.65cm" svg:y="12.2cm">
          <text:p text:style-name="P3">Jo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0" xml:id="id32" draw:id="id32" draw:layer="layout" svg:width="7.25cm" svg:height="1.25cm" svg:x="183.9cm" svg:y="14.9cm">
          <text:p text:style-name="P3">code_mapping.csv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5" draw:layer="layout" draw:type="curve" svg:x1="181.65cm" svg:y1="12.7cm" svg:x2="183.65cm" svg:y2="12.7cm" draw:start-shape="id28" draw:start-glue-point="1" draw:end-shape="id29" draw:end-glue-point="3" svg:d="M181650 12700h2000" svg:viewBox="0 0 2001 1">
          <text:p/>
        </draw:connector>
        <draw:connector draw:style-name="gr67" draw:text-style-name="P5" draw:layer="layout" draw:type="curve" svg:x1="169.4cm" svg:y1="12.7cm" svg:x2="170.8cm" svg:y2="12.7cm" draw:start-shape="id30" draw:start-glue-point="1" draw:end-shape="id31" draw:end-glue-point="3" svg:d="M169400 12700h1400" svg:viewBox="0 0 1401 1">
          <text:p/>
        </draw:connector>
        <draw:connector draw:style-name="gr68" draw:text-style-name="P5" draw:layer="layout" draw:type="curve" svg:x1="177.3cm" svg:y1="12.7cm" svg:x2="178.65cm" svg:y2="12.7cm" draw:start-shape="id31" draw:end-shape="id28" draw:end-glue-point="3" svg:d="M177300 12700h1350" svg:viewBox="0 0 1351 1">
          <text:p/>
        </draw:connector>
        <draw:custom-shape draw:style-name="gr69" draw:text-style-name="P3" xml:id="id29" draw:id="id29" draw:layer="layout" svg:width="7.75cm" svg:height="1.5cm" svg:x="183.65cm" svg:y="11.95cm">
          <text:p text:style-name="P3">Formatting to </text:p>
          <text:p text:style-name="P3">datalab requireme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5" draw:layer="layout" draw:type="curve" svg:x1="187.525cm" svg:y1="13.45cm" svg:x2="187.525cm" svg:y2="14.9cm" draw:start-shape="id29" draw:start-glue-point="2" draw:end-shape="id32" draw:end-glue-point="0" svg:d="M187525 13450v1450" svg:viewBox="0 0 1 1451">
          <text:p/>
        </draw:connector>
        <draw:connector draw:style-name="gr71" draw:text-style-name="P5" draw:layer="layout" draw:type="curve" svg:x1="160.3cm" svg:y1="12.7cm" svg:x2="161.9cm" svg:y2="12.7cm" draw:start-shape="id12" draw:start-glue-point="1" draw:end-shape="id30" draw:end-glue-point="3" svg:d="M160300 12700h1600" svg:viewBox="0 0 1601 1">
          <text:p/>
        </draw:connector>
        <draw:frame draw:style-name="gr15" draw:text-style-name="P6" draw:layer="layout" svg:width="16.5cm" svg:height="3.75cm" svg:x="144.454cm" svg:y="7.347cm">
          <draw:text-box>
            <text:p><text:span text:style-name="T2">User chooses the best options for code mapping via computer-assisted process and output to csv</text:span></text:p>
          </draw:text-box>
        </draw:frame>
        <draw:frame draw:style-name="gr72" draw:text-style-name="P8" draw:layer="layout" svg:width="9.5cm" svg:height="2.5cm" svg:x="127cm" svg:y="8cm">
          <draw:text-box>
            <text:p/>
          </draw:text-box>
        </draw:frame>
        <draw:frame draw:style-name="gr73" draw:text-style-name="P11" draw:layer="layout" svg:width="9.75cm" svg:height="3cm" svg:x="126.25cm" svg:y="7cm">
          <draw:text-box>
            <text:p text:style-name="P7"><text:span text:style-name="T2">Swap SDG_column_names </text:span></text:p>
            <text:p text:style-name="P7"><text:span text:style-name="T2">col for SDMX_column_name </text:span></text:p>
            <text:p text:style-name="P7"><text:span text:style-name="T2">in sdg_col_names_vals_df</text:span></text:p>
          </draw:text-box>
        </draw:frame>
        <draw:custom-shape draw:style-name="gr69" draw:text-style-name="P3" xml:id="id33" draw:id="id33" draw:layer="layout" svg:width="7.75cm" svg:height="1.5cm" svg:x="108.6cm" svg:y="17.3cm">
          <text:p text:style-name="P3">Formatting to </text:p>
          <text:p text:style-name="P3">SDMX requirements</text:p>
          <draw:enhanced-geometry svg:viewBox="0 0 21600 21600" draw:type="rectangle" draw:enhanced-path="M 0 0 L 21600 0 21600 21600 0 21600 0 0 Z N"/>
        </draw:custom-shape>
        <draw:custom-shape draw:style-name="gr74" draw:text-style-name="P10" xml:id="id34" draw:id="id34" draw:layer="layout" svg:width="6.75cm" svg:height="1.5cm" svg:x="118.25cm" svg:y="17.35cm">
          <text:p text:style-name="P3">code_mapping.csv</text:p>
          <draw:enhanced-geometry svg:viewBox="0 0 21600 21600" draw:type="rectangle" draw:enhanced-path="M 0 0 L 21600 0 21600 21600 0 21600 0 0 Z N"/>
        </draw:custom-shape>
        <draw:connector draw:style-name="gr75" draw:text-style-name="P5" draw:layer="layout" draw:type="curve" svg:x1="108.875cm" svg:y1="9.21cm" svg:x2="108.6cm" svg:y2="18.05cm" draw:start-shape="id27" draw:start-glue-point="2" draw:end-shape="id33" draw:end-glue-point="3" svg:d="M108875 9210c0 6067-388 5056-645 5749s-381 3091 370 3091" svg:viewBox="0 0 845 8841">
          <text:p/>
        </draw:connector>
        <draw:connector draw:style-name="gr76" draw:text-style-name="P5" draw:layer="layout" draw:type="curve" svg:x1="116.35cm" svg:y1="18.05cm" svg:x2="118.25cm" svg:y2="18.1cm" draw:start-shape="id33" draw:start-glue-point="1" draw:end-shape="id34" draw:end-glue-point="3" svg:d="M116350 18050c1425 0 475 50 1900 50" svg:viewBox="0 0 1901 51">
          <text:p/>
        </draw:connector>
        <draw:custom-shape draw:style-name="gr77" draw:text-style-name="P9" xml:id="id1" draw:id="id1" draw:layer="layout" svg:width="4.75cm" svg:height="2.227cm" svg:x="82.3cm" svg:y="8.773cm">
          <text:p text:style-name="P3">Disaggregation </text:p>
          <text:p text:style-name="P3">report</text:p>
          <draw:enhanced-geometry svg:viewBox="0 0 21600 21600" draw:type="rectangle" draw:enhanced-path="M 0 0 L 21600 0 21600 21600 0 21600 0 0 Z N"/>
        </draw:custom-shape>
        <draw:connector draw:style-name="gr78" draw:text-style-name="P5" draw:layer="layout" draw:type="curve" draw:line-skew="-5.218cm 1.007cm" svg:x1="135.25cm" svg:y1="12.816cm" svg:x2="151.85cm" svg:y2="13.45cm" draw:start-shape="id25" draw:start-glue-point="1" draw:end-shape="id11" draw:end-glue-point="2" svg:d="M135250 12816c3048 0 2540 1071 5928 1795s10672 1101 10672-1161" svg:viewBox="0 0 16601 2355">
          <text:p/>
        </draw:connector>
        <draw:g>
          <draw:custom-shape draw:style-name="gr79" draw:text-style-name="P12" draw:layer="layout" svg:width="9.75cm" svg:height="5.1cm" svg:x="21.25cm" svg:y="1.25cm">
            <text:p text:style-name="P3"><text:span text:style-name="T2"/></text:p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0" draw:text-style-name="P13" draw:layer="layout" svg:width="3cm" svg:height="1.75cm" svg:x="25.45cm" svg:y="2.5cm">
            <text:p text:style-name="P7">Output</text:p>
            <draw:enhanced-geometry svg:viewBox="0 0 21600 21600" draw:type="rectangle" draw:enhanced-path="M 0 0 L 21600 0 21600 21600 0 21600 0 0 Z N"/>
          </draw:custom-shape>
          <draw:frame draw:style-name="gr81" draw:text-style-name="P14" draw:layer="layout" svg:width="1.874cm" svg:height="0.963cm" svg:x="21.5cm" svg:y="1.25cm">
            <draw:text-box>
              <text:p><text:span text:style-name="T2">Key:</text:span></text:p>
            </draw:text-box>
          </draw:frame>
          <draw:custom-shape draw:style-name="gr82" draw:text-style-name="P2" draw:layer="layout" svg:width="2.995cm" svg:height="1.744cm" draw:transform="rotate (-0.0043633231299858) translate (21.954cm 2.493cm)">
            <text:p text:style-name="P3">Process </text:p>
            <text:p text:style-name="P3">grou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5" draw:layer="layout" svg:width="3cm" svg:height="1.75cm" svg:x="21.95cm" svg:y="4.5cm">
            <text:p text:style-name="P7">Process</text:p>
            <draw:enhanced-geometry svg:viewBox="0 0 21600 21600" draw:type="rectangle" draw:enhanced-path="M 0 0 L 21600 0 21600 21600 0 21600 0 0 Z N"/>
          </draw:custom-shape>
          <draw:custom-shape draw:style-name="gr84" draw:text-style-name="P16" draw:layer="layout" svg:width="3cm" svg:height="1.75cm" svg:x="25.45cm" svg:y="4.5cm">
            <text:p text:style-name="P7">Input</text:p>
            <draw:enhanced-geometry svg:viewBox="0 0 21600 21600" draw:type="rectangle" draw:enhanced-path="M 0 0 L 21600 0 21600 21600 0 21600 0 0 Z N"/>
          </draw:custom-shape>
          <draw:custom-shape draw:style-name="gr85" draw:text-style-name="P17" draw:layer="layout" svg:width="3.699cm" svg:height="1.912cm" draw:transform="rotate (1.59069308026763) translate (28.627cm 6.217cm)">
            <text:p text:style-name="P7">Intermediate</text:p>
            <text:p text:style-name="P7">Output</text:p>
            <draw:enhanced-geometry svg:viewBox="0 0 21600 21600" draw:type="rectangle" draw:enhanced-path="M 0 0 L 21600 0 21600 21600 0 21600 0 0 Z N"/>
          </draw:custom-shape>
        </draw:g>
        <draw:connector draw:style-name="gr86" draw:text-style-name="P5" draw:layer="layout" svg:x1="52.9cm" svg:y1="13.75cm" svg:x2="52.878cm" svg:y2="15.747cm" draw:start-shape="id20" draw:start-glue-point="2" draw:end-shape="id35" draw:end-glue-point="0" svg:d="M52900 13750v999h-22v998" svg:viewBox="0 0 23 1998">
          <text:p/>
        </draw:connector>
        <draw:connector draw:style-name="gr87" draw:text-style-name="P5" draw:layer="layout" draw:type="curve" svg:x1="87.05cm" svg:y1="9.886cm" svg:x2="99.35cm" svg:y2="14.954cm" draw:start-shape="id1" draw:start-glue-point="1" draw:end-shape="id23" draw:end-glue-point="3" svg:d="M87050 9886c9225 0 3075 5068 12300 5068" svg:viewBox="0 0 12301 5069">
          <text:p/>
        </draw:connector>
        <draw:custom-shape draw:style-name="gr88" draw:text-style-name="P3" xml:id="id2" draw:id="id2" draw:layer="layout" svg:width="12.5cm" svg:height="2.75cm" svg:x="72.4cm" svg:y="12.75cm">
          <text:p text:style-name="P3">Check if “Disaggregations” column</text:p>
          <text:p text:style-name="P3">contains any <text:span text:style-name="T1">of the </text:span>GEO DISAG </text:p>
          <text:p text:style-name="P7">terms</text:p>
          <draw:enhanced-geometry svg:viewBox="0 0 21600 21600" draw:type="rectangle" draw:enhanced-path="M 0 0 L 21600 0 21600 21600 0 21600 0 0 Z N"/>
        </draw:custom-shape>
        <draw:custom-shape draw:style-name="gr89" draw:text-style-name="P3" xml:id="id8" draw:id="id8" draw:layer="layout" svg:width="4.5cm" svg:height="3cm" svg:x="22.95cm" svg:y="14.5cm">
          <text:p text:style-name="P3">Joins proxy </text:p>
          <text:p text:style-name="P3">terms into </text:p>
          <text:p text:style-name="P3">a regex pattern</text:p>
          <draw:enhanced-geometry svg:viewBox="0 0 21600 21600" draw:type="rectangle" draw:enhanced-path="M 0 0 L 21600 0 21600 21600 0 21600 0 0 Z N"/>
        </draw:custom-shape>
        <draw:custom-shape draw:style-name="gr89" draw:text-style-name="P3" xml:id="id22" draw:id="id22" draw:layer="layout" svg:width="4.5cm" svg:height="3cm" svg:x="42cm" svg:y="15cm">
          <text:p text:style-name="P3">Joins uk_terms </text:p>
          <text:p text:style-name="P3">terms into </text:p>
          <text:p text:style-name="P3">a regex pattern</text:p>
          <draw:enhanced-geometry svg:viewBox="0 0 21600 21600" draw:type="rectangle" draw:enhanced-path="M 0 0 L 21600 0 21600 21600 0 21600 0 0 Z N"/>
        </draw:custom-shape>
        <draw:custom-shape draw:style-name="gr89" draw:text-style-name="P3" xml:id="id3" draw:id="id3" draw:layer="layout" svg:width="4.5cm" svg:height="3cm" svg:x="66.8cm" svg:y="15.65cm">
          <text:p text:style-name="P3">Joins GEO </text:p>
          <text:p text:style-name="P3">DISAG </text:p>
          <text:p text:style-name="P3">terms into </text:p>
          <text:p text:style-name="P3">a regex pattern</text:p>
          <draw:enhanced-geometry svg:viewBox="0 0 21600 21600" draw:type="rectangle" draw:enhanced-path="M 0 0 L 21600 0 21600 21600 0 21600 0 0 Z N"/>
        </draw:custom-shape>
        <draw:connector draw:style-name="gr90" draw:text-style-name="P5" draw:layer="layout" draw:type="curve" svg:x1="131.875cm" svg:y1="14.691cm" svg:x2="131.9cm" svg:y2="15.75cm" draw:start-shape="id25" draw:start-glue-point="2" draw:end-shape="id36" draw:end-glue-point="0" svg:d="M131875 14691c0 795 25 266 25 1059" svg:viewBox="0 0 26 1060">
          <text:p/>
        </draw:connector>
        <draw:custom-shape draw:style-name="gr91" draw:text-style-name="P4" xml:id="id35" draw:id="id35" draw:layer="layout" svg:width="7.25cm" svg:height="1.75cm" svg:x="49.253cm" svg:y="15.747cm">
          <text:p text:style-name="P3">Output </text:p>
          <text:p text:style-name="P3">'meta_data.csv'</text:p>
          <draw:enhanced-geometry svg:viewBox="0 0 21600 21600" draw:type="rectangle" draw:enhanced-path="M 0 0 L 21600 0 21600 21600 0 21600 0 0 Z N"/>
        </draw:custom-shape>
        <draw:connector draw:style-name="gr92" draw:text-style-name="P5" draw:layer="layout" draw:type="curve" svg:x1="121.75cm" svg:y1="14.323cm" svg:x2="121.725cm" svg:y2="15.745cm" draw:start-shape="id24" draw:start-glue-point="2" draw:end-shape="id37" draw:end-glue-point="0" svg:d="M121750 14323c0 1066-25 356-25 1422" svg:viewBox="0 0 26 142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0" draw:display-name="Arrowheads 11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68" draw:display-name="Arrowheads 68" svg:viewBox="0 0 20 20" svg:d="M0 20l10-20 10 20z"/>
    <draw:marker draw:name="Arrowheads_20_7" draw:display-name="Arrowheads 7" svg:viewBox="0 0 20 20" svg:d="M0 20l10-20 10 20z"/>
    <draw:marker draw:name="Arrowheads_20_71" draw:display-name="Arrowheads 71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5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7T18:10:11.204000000</meta:creation-date>
    <dc:date>2021-06-18T10:37:40.509000000</dc:date>
    <meta:editing-duration>PT14H56M15S</meta:editing-duration>
    <meta:editing-cycles>40</meta:editing-cycles>
    <meta:generator>LibreOffice/7.1.2.2$Windows_X86_64 LibreOffice_project/8a45595d069ef5570103caea1b71cc9d82b2aae4</meta:generator>
    <meta:document-statistic meta:object-count="100"/>
  </office:meta>
</office:document-meta>
</file>